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14cm" table:align="left"/>
    </style:style>
    <style:style style:name="Tabla1.A" style:family="table-column">
      <style:table-column-properties style:column-width="9.828cm"/>
    </style:style>
    <style:style style:name="Tabla1.B" style:family="table-column">
      <style:table-column-properties style:column-width="7.0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742cm" table:align="left"/>
    </style:style>
    <style:style style:name="Tabla2.A" style:family="table-column">
      <style:table-column-properties style:column-width="6.362cm"/>
    </style:style>
    <style:style style:name="Tabla2.B" style:family="table-column">
      <style:table-column-properties style:column-width="5.3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1.797cm" table:align="left"/>
    </style:style>
    <style:style style:name="Tabla3.A" style:family="table-column">
      <style:table-column-properties style:column-width="1.647cm"/>
    </style:style>
    <style:style style:name="Tabla3.B" style:family="table-column">
      <style:table-column-properties style:column-width="10.149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Preformatted_20_Text">
      <style:paragraph-properties style:writing-mode="lr-tb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7111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PROPÓSITO DEL PROYECTO</text:h>
      <text:p text:style-name="Text_20_body"><text:span text:style-name="Strong_20_Emphasis">HeaderCheckr</text:span> es una app web para analizar los encabezados HTTP de un sitio web y evaluar su seguridad. Surge como una mejora frente a herramientas como securityheaders.com, a las que les identificaste problemas importantes.</text:p>
      <text:p text:style-name="Horizontal_20_Line"/>
      <text:h text:style-name="Heading_20_2" text:outline-level="2">❌ PROBLEMAS QUE RESUELVE HEADERCHECKR</text:h>
      <text:h text:style-name="Heading_20_3" text:outline-level="3">1. ❗ <text:span text:style-name="Strong_20_Emphasis">Detección de incoherencias internas</text:span></text:h>
      <text:p text:style-name="Text_20_body">SecurityHeaders no detecta conflictos como:</text:p>
      <text:p text:style-name="Preformatted_20_Text">http</text:p>
      <text:p text:style-name="Preformatted_20_Text">CopiarEditar</text:p>
      <text:p text:style-name="P1"><text:span text:style-name="Source_20_Text">Cache-Control: no-store, no-cache</text:span></text:p>
      <text:p text:style-name="P2"><text:span text:style-name="Source_20_Text">Cache-Control: max-age=60</text:span></text:p>
      <text:p text:style-name="Text_20_body">🔎 HeaderCheckr sí puede marcarlos como inconsistentes, señalando configuraciones contradictorias.</text:p>
      <text:p text:style-name="Horizontal_20_Line"/>
      <text:h text:style-name="Heading_20_3" text:outline-level="3">2. 🧩 <text:span text:style-name="Strong_20_Emphasis">Reconocimiento de mecanismos equivalentes</text:span></text:h>
      <text:p text:style-name="Text_20_body">SecurityHeaders penaliza la falta de <text:span text:style-name="Source_20_Text">X-Frame-Options</text:span> incluso si el sitio usa:</text:p>
      <text:p text:style-name="Preformatted_20_Text">http</text:p>
      <text:p text:style-name="Preformatted_20_Text">CopiarEditar</text:p>
      <text:p text:style-name="P3"><text:span text:style-name="Source_20_Text">Content-Security-Policy: frame-ancestors 'none';</text:span></text:p>
      <text:p text:style-name="Text_20_body">✔️ HeaderCheckr reconoce que ese mecanismo moderno cumple la misma función, y no debería marcarse en rojo.</text:p>
      <text:p text:style-name="Horizontal_20_Line"/>
      <text:h text:style-name="Heading_20_3" text:outline-level="3">3. ⚠️ <text:span text:style-name="Strong_20_Emphasis">Evaluación más inteligente, basada en el objetivo</text:span></text:h>
      <text:p text:style-name="Text_20_body">No evalúa solo “si el header está o no”, sino si <text:span text:style-name="Strong_20_Emphasis">el objetivo de seguridad está logrado</text:span>, ya sea con ese header o con otro.</text:p>
      <text:p text:style-name="Horizontal_20_Line"/>
      <text:h text:style-name="Heading_20_2" text:outline-level="2">✅ FUNCIONALIDADES ACTUALES (MVP)</text:h>
      <text:p text:style-name="Text_20_body">Ya implementadas o en desarroll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Funcionalidad</text:p>
            </table:table-cell>
            <table:table-cell table:style-name="Tabla1.A1" office:value-type="string">
              <text:p text:style-name="Table_20_Heading">Estado</text:p>
            </table:table-cell>
          </table:table-row>
        </table:table-header-rows>
        <table:table-row>
          <table:table-cell table:style-name="Tabla1.A1" office:value-type="string">
            <text:p text:style-name="Table_20_Contents">Análisis de encabezados HTTP</text:p>
          </table:table-cell>
          <table:table-cell table:style-name="Tabla1.A1" office:value-type="string">
            <text:p text:style-name="Table_20_Contents">✅ Hecho (<text:span text:style-name="Source_20_Text">fetcher.py</text:span>)fetcher</text:p>
          </table:table-cell>
        </table:table-row>
        <table:table-row>
          <table:table-cell table:style-name="Tabla1.A1" office:value-type="string">
            <text:p text:style-name="Table_20_Contents">Evaluación simple en backend (<text:span text:style-name="Source_20_Text">evaluate_headers</text:span>)</text:p>
          </table:table-cell>
          <table:table-cell table:style-name="Tabla1.A1" office:value-type="string">
            <text:p text:style-name="Table_20_Contents">⚙️ En desarrollo</text:p>
          </table:table-cell>
        </table:table-row>
        <text:soft-page-break/>
        <table:table-row>
          <table:table-cell table:style-name="Tabla1.A1" office:value-type="string">
            <text:p text:style-name="Table_20_Contents">Detección de headers presentes / faltantes</text:p>
          </table:table-cell>
          <table:table-cell table:style-name="Tabla1.A1" office:value-type="string">
            <text:p text:style-name="Table_20_Contents">⚙️ Parcial</text:p>
          </table:table-cell>
        </table:table-row>
        <table:table-row>
          <table:table-cell table:style-name="Tabla1.A1" office:value-type="string">
            <text:p text:style-name="Table_20_Contents">Validación de URL segura (no locales, etc.)</text:p>
          </table:table-cell>
          <table:table-cell table:style-name="Tabla1.A1" office:value-type="string">
            <text:p text:style-name="Table_20_Contents">✅ Hecho (<text:span text:style-name="Source_20_Text">url_guard.py</text:span>)url_guard</text:p>
          </table:table-cell>
        </table:table-row>
        <table:table-row>
          <table:table-cell table:style-name="Tabla1.A1" office:value-type="string">
            <text:p text:style-name="Table_20_Contents">API RESTful con Flask (<text:span text:style-name="Source_20_Text">/analyze</text:span>)</text:p>
          </table:table-cell>
          <table:table-cell table:style-name="Tabla1.A1" office:value-type="string">
            <text:p text:style-name="Table_20_Contents">✅ Hecho (<text:span text:style-name="Source_20_Text">routes.py</text:span>)routes</text:p>
          </table:table-cell>
        </table:table-row>
      </table:table>
      <text:p text:style-name="Horizontal_20_Line"/>
      <text:h text:style-name="Heading_20_2" text:outline-level="2">💡 FUNCIONALIDADES QUE DEBE TENER (Plan inmediato)</text:h>
      <text:list text:style-name="L1">
        <text:list-item>
          <text:p text:style-name="P4"><text:span text:style-name="Strong_20_Emphasis">Motor de evaluación simple</text:span> en Python:</text:p>
          <text:list>
            <text:list-item>
              <text:p text:style-name="P4">Revisa headers clave como <text:span text:style-name="Source_20_Text">CSP</text:span>, <text:span text:style-name="Source_20_Text">HSTS</text:span>, <text:span text:style-name="Source_20_Text">X-Content-Type-Options</text:span>, etc.</text:p>
            </text:list-item>
            <text:list-item>
              <text:p text:style-name="P4">Entrega una nota general y explicaciones claras</text:p>
            </text:list-item>
          </text:list>
        </text:list-item>
        <text:list-item>
          <text:p text:style-name="P4"><text:span text:style-name="Strong_20_Emphasis">Frontend con React</text:span>:</text:p>
          <text:list>
            <text:list-item>
              <text:p text:style-name="P4">Input para ingresar URL</text:p>
            </text:list-item>
            <text:list-item>
              <text:p text:style-name="P4">Visualización clara de headers</text:p>
            </text:list-item>
            <text:list-item>
              <text:p text:style-name="P4">Distinción: presentes, ausentes, inconsistentes</text:p>
            </text:list-item>
            <text:list-item>
              <text:p text:style-name="P4">Resultado visual (nota, semáforo, resumen)</text:p>
            </text:list-item>
          </text:list>
        </text:list-item>
        <text:list-item>
          <text:p text:style-name="P4"><text:span text:style-name="Strong_20_Emphasis">Limitación de uso gratuito</text:span>:</text:p>
          <text:list>
            <text:list-item>
              <text:p text:style-name="P4">Ej. 3 análisis/día por IP</text:p>
            </text:list-item>
          </text:list>
        </text:list-item>
      </text:list>
      <text:p text:style-name="Horizontal_20_Line"/>
      <text:h text:style-name="Heading_20_2" text:outline-level="2">🌟 FUNCIONALIDADES PREMIUM (a futuro, $0.99/mes)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Feature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Análisis de subrutas</text:p>
          </table:table-cell>
          <table:table-cell table:style-name="Tabla2.A1" office:value-type="string">
            <text:p text:style-name="Table_20_Contents"><text:span text:style-name="Source_20_Text">/login</text:span>, <text:span text:style-name="Source_20_Text">/checkout</text:span> etc.</text:p>
          </table:table-cell>
        </table:table-row>
        <table:table-row>
          <table:table-cell table:style-name="Tabla2.A1" office:value-type="string">
            <text:p text:style-name="Table_20_Contents">Guardar sitios favoritos</text:p>
          </table:table-cell>
          <table:table-cell table:style-name="Tabla2.A1" office:value-type="string">
            <text:p text:style-name="Table_20_Contents">Para exportar después</text:p>
          </table:table-cell>
        </table:table-row>
        <table:table-row>
          <table:table-cell table:style-name="Tabla2.A1" office:value-type="string">
            <text:p text:style-name="Table_20_Contents">Exportar a Excel / JSON</text:p>
          </table:table-cell>
          <table:table-cell table:style-name="Tabla2.A1" office:value-type="string">
            <text:p text:style-name="Table_20_Contents">Sitios analizados o guardados</text:p>
          </table:table-cell>
        </table:table-row>
        <table:table-row>
          <table:table-cell table:style-name="Tabla2.A1" office:value-type="string">
            <text:p text:style-name="Table_20_Contents">Mini análisis con IA (<text:span text:style-name="Source_20_Text">gpt-3.5</text:span>)</text:p>
          </table:table-cell>
          <table:table-cell table:style-name="Tabla2.A1" office:value-type="string">
            <text:p text:style-name="Table_20_Contents">Explicación natural de riesgos</text:p>
          </table:table-cell>
        </table:table-row>
        <table:table-row>
          <table:table-cell table:style-name="Tabla2.A1" office:value-type="string">
            <text:p text:style-name="Table_20_Contents">Historial de análisis</text:p>
          </table:table-cell>
          <table:table-cell table:style-name="Tabla2.A1" office:value-type="string">
            <text:p text:style-name="Table_20_Contents">Solo para usuarios premium</text:p>
          </table:table-cell>
        </table:table-row>
        <table:table-row>
          <table:table-cell table:style-name="Tabla2.A1" office:value-type="string">
            <text:p text:style-name="Table_20_Contents">Dashboard privado</text:p>
          </table:table-cell>
          <table:table-cell table:style-name="Tabla2.A1" office:value-type="string">
            <text:p text:style-name="Table_20_Contents">Vista centralizada con login</text:p>
          </table:table-cell>
        </table:table-row>
        <table:table-row>
          <table:table-cell table:style-name="Tabla2.A1" office:value-type="string">
            <text:p text:style-name="Table_20_Contents">Comparación de múltiples dominios</text:p>
          </table:table-cell>
          <table:table-cell table:style-name="Tabla2.A1" office:value-type="string">
            <text:p text:style-name="Table_20_Contents">¿Cuál es más seguro?</text:p>
          </table:table-cell>
        </table:table-row>
      </table:table>
      <text:p text:style-name="Horizontal_20_Line"/>
      <text:h text:style-name="Heading_20_2" text:outline-level="2">🔮 FUNCIONALIDADES AVANZADAS FUTURAS</text:h>
      <text:list text:style-name="L2">
        <text:list-item>
          <text:p text:style-name="P5"><text:span text:style-name="Strong_20_Emphasis">Análisis contextual con IA avanzada (</text:span><text:span text:style-name="Strong_20_Emphasis"><text:span text:style-name="Source_20_Text">gpt-4</text:span></text:span><text:span text:style-name="Strong_20_Emphasis">)</text:span></text:p>
        </text:list-item>
        <text:list-item>
          <text:p text:style-name="P5"><text:span text:style-name="Strong_20_Emphasis">Integración con Shodan API</text:span></text:p>
          <text:list>
            <text:list-item>
              <text:p text:style-name="P5"><text:soft-page-break/>Muestra si la IP del sitio tiene puertos abiertos, servicios vulnerables, etc.</text:p>
            </text:list-item>
          </text:list>
        </text:list-item>
        <text:list-item>
          <text:p text:style-name="P5"><text:span text:style-name="Strong_20_Emphasis">Alertas automáticas</text:span></text:p>
          <text:list>
            <text:list-item>
              <text:p text:style-name="P5">Notificación si algún sitio guardado cambia su configuración de seguridad</text:p>
            </text:list-item>
          </text:list>
        </text:list-item>
        <text:list-item>
          <text:p text:style-name="P5"><text:span text:style-name="Strong_20_Emphasis">PDF o informes técnicos para equipos de ciberseguridad</text:span></text:p>
        </text:list-item>
        <text:list-item>
          <text:p text:style-name="P5"><text:span text:style-name="Strong_20_Emphasis">Modo CLI o API pública para desarrolladores</text:span></text:p>
        </text:list-item>
      </text:list>
      <text:p text:style-name="Standard"/>
      <text:p text:style-name="Standard"/>
      <text:p text:style-name="Standard"/>
      <text:p text:style-name="Standard"/>
      <text:h text:style-name="Heading_20_3" text:outline-level="3">🧭 1. ¿Es buen momento para comenzar el frontend?</text:h>
      <text:p text:style-name="Text_20_body"><text:span text:style-name="Strong_20_Emphasis">Sí. Absolutamente.</text:span><text:line-break/>Ya lograste lo más difícil del backend: una API estable, clara y funcional. Tienes:</text:p>
      <text:list text:style-name="L3">
        <text:list-item>
          <text:p text:style-name="P6">Un endpoint <text:span text:style-name="Source_20_Text">/analyze</text:span> que entrega análisis estructurado ✅</text:p>
        </text:list-item>
        <text:list-item>
          <text:p text:style-name="P6">Una lógica de evaluación que puede crecer con el tiempo ✅</text:p>
        </text:list-item>
        <text:list-item>
          <text:p text:style-name="P6">Salida limpia en JSON, lista para conectar con React, Vite, o incluso HTML plano ✅</text:p>
        </text:list-item>
      </text:list>
      <text:p text:style-name="Text_20_body">💡 Además, tener un frontend ahora te permitirá:</text:p>
      <text:list text:style-name="L4">
        <text:list-item>
          <text:p text:style-name="P7">Probar más fácil la API mientras la expandes.</text:p>
        </text:list-item>
        <text:list-item>
          <text:p text:style-name="P7">Mejorar UX desde temprano (por ejemplo, mostrando consejos visuales o alerts).</text:p>
        </text:list-item>
        <text:list-item>
          <text:p text:style-name="P7">Visualizar el impacto real del proyecto (motivacionalmente también es clave).</text:p>
        </text:list-item>
      </text:list>
      <text:p text:style-name="Text_20_body">Así que <text:span text:style-name="Strong_20_Emphasis">sí</text:span>, puedes y debes comenzar el frontend.<text:line-break/>Luego el backend crecerá en paralelo.</text:p>
      <text:p text:style-name="Horizontal_20_Line"/>
      <text:h text:style-name="Heading_20_3" text:outline-level="3">🔍 2. ¿Se puede y debe profundizar el análisis? <text:span text:style-name="Strong_20_Emphasis">¡Sí!</text:span></text:h>
      <text:p text:style-name="Text_20_body">Lo que tienes ahora es un <text:span text:style-name="Strong_20_Emphasis">“análisis mínimo viable” muy bueno</text:span>. Pero hay <text:span text:style-name="Strong_20_Emphasis">mucho espacio para enriquecerlo</text:span> en futuras fases, por ejemplo:</text:p>
      <text:p text:style-name="Horizontal_20_Line"/>
      <text:h text:style-name="Heading_20_4" text:outline-level="4">✅ A. <text:span text:style-name="Strong_20_Emphasis">Detección de inconsistencias</text:span></text:h>
      <text:list text:style-name="L5">
        <text:list-item>
          <text:p text:style-name="P8"><text:span text:style-name="Source_20_Text">Cache-Control: no-store</text:span> + <text:span text:style-name="Source_20_Text">max-age=60</text:span> → contradicción ⚠️</text:p>
        </text:list-item>
        <text:list-item>
          <text:p text:style-name="P8"><text:span text:style-name="Source_20_Text">Expires: 0</text:span> + <text:span text:style-name="Source_20_Text">Pragma: no-cache</text:span> → redundancia innecesaria</text:p>
        </text:list-item>
        <text:list-item>
          <text:p text:style-name="P8"><text:span text:style-name="Source_20_Text">Access-Control-Allow-Origin: *</text:span> con <text:span text:style-name="Source_20_Text">Set-Cookie</text:span> → alerta crítica en CORS</text:p>
        </text:list-item>
      </text:list>
      <text:p text:style-name="Horizontal_20_Line"/>
      <text:h text:style-name="Heading_20_4" text:outline-level="4"><text:soft-page-break/>✅ B. <text:span text:style-name="Strong_20_Emphasis">Buenas prácticas opcionales (mejoras avanzadas)</text:span></text:h>
      <text:p text:style-name="Text_20_body">Basadas en sitios robustos como:</text:p>
      <text:list text:style-name="L6">
        <text:list-item>
          <text:p text:style-name="P9"><text:span text:style-name="Strong_20_Emphasis">Google:</text:span> usa <text:span text:style-name="Source_20_Text">X-Content-Type-Options</text:span>, <text:span text:style-name="Source_20_Text">X-Frame-Options</text:span>, <text:span text:style-name="Source_20_Text">Content-Security-Policy</text:span>, <text:span text:style-name="Source_20_Text">Cross-Origin-Resource-Policy</text:span>, etc.</text:p>
        </text:list-item>
        <text:list-item>
          <text:p text:style-name="P9"><text:span text:style-name="Strong_20_Emphasis">Cloudflare:</text:span> suele agregar headers propios de protección DDoS, <text:span text:style-name="Source_20_Text">CF-RAY</text:span>, <text:span text:style-name="Source_20_Text">Expect-CT</text:span>, <text:span text:style-name="Source_20_Text">NEL</text:span>, etc.</text:p>
        </text:list-item>
        <text:list-item>
          <text:p text:style-name="P9"><text:span text:style-name="Strong_20_Emphasis">Bancos de EE.UU.:</text:span> HSTS + <text:span text:style-name="Source_20_Text">includeSubDomains</text:span>, <text:span text:style-name="Source_20_Text">report-uri</text:span>, <text:span text:style-name="Source_20_Text">secure; HttpOnly</text:span> en cookies, etc.</text:p>
        </text:list-item>
      </text:list>
      <text:p text:style-name="Text_20_body">Podrías crear un módulo tipo:</text:p>
      <text:p text:style-name="Preformatted_20_Text">python</text:p>
      <text:p text:style-name="Preformatted_20_Text">CopiarEditar</text:p>
      <text:p text:style-name="P1"><text:span text:style-name="Source_20_Text">"extra_suggestions": [</text:span></text:p>
      <text:p text:style-name="P10"><text:span text:style-name="Source_20_Text"><text:s text:c="2"/>"Agrega 'Cross-Origin-Embedder-Policy' para mitigar ataques Spectre en navegadores modernos.",</text:span></text:p>
      <text:p text:style-name="P10"><text:span text:style-name="Source_20_Text"><text:s text:c="2"/>"Considera usar 'Expect-CT' para mejorar visibilidad sobre certificados no válidos.",</text:span></text:p>
      <text:p text:style-name="P10"><text:span text:style-name="Source_20_Text"><text:s text:c="2"/>...</text:span></text:p>
      <text:p text:style-name="P2"><text:span text:style-name="Source_20_Text">]</text:span></text:p>
      <text:p text:style-name="Text_20_body">Y basarlo en un ranking de headers útiles pero no estrictamente requeridos.</text:p>
      <text:p text:style-name="Horizontal_20_Line"/>
      <text:h text:style-name="Heading_20_3" text:outline-level="3">📌 Conclusión</text:h>
      <text:list text:style-name="L7">
        <text:list-item>
          <text:p text:style-name="P11"><text:span text:style-name="Strong_20_Emphasis">Sí, comienza el frontend ahora.</text:span> El backend ya está suficientemente maduro.</text:p>
        </text:list-item>
        <text:list-item>
          <text:p text:style-name="P11"><text:span text:style-name="Strong_20_Emphasis">Y sí, guarda espacio mental para enriquecer el análisis</text:span>, tanto con:</text:p>
          <text:list>
            <text:list-item>
              <text:p text:style-name="P11">Inconsistencias lógicas,</text:p>
            </text:list-item>
            <text:list-item>
              <text:p text:style-name="P11">Buenas prácticas opcionales,</text:p>
            </text:list-item>
            <text:list-item>
              <text:p text:style-name="P11">IA textual,</text:p>
            </text:list-item>
            <text:list-item>
              <text:p text:style-name="P11">Comparación contra sitios de referencia.</text:p>
            </text:list-item>
          </text:list>
        </text:list-item>
      </text:list>
      <text:p text:style-name="Text_20_body">Esto lo puede hacer crecer de una herramienta útil a una herramienta <text:span text:style-name="Strong_20_Emphasis">inteligente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🚀 Objetivo: <text:span text:style-name="Strong_20_Emphasis">Lanzamiento en 1 mes con una ventaja clara</text:span></text:h>
      <text:h text:style-name="Heading_20_3" text:outline-level="3">✅ Mínimo diferencial para lanzar</text:h>
      <text:p text:style-name="Text_20_body">Tu “MVP extendido” incluye:</text:p>
      <text:list text:style-name="L8">
        <text:list-item>
          <text:p text:style-name="P12"><text:span text:style-name="Strong_20_Emphasis">Análisis de subrutas</text:span> (gran diferenciador técnico real).</text:p>
        </text:list-item>
        <text:list-item>
          <text:p text:style-name="P12"><text:span text:style-name="Strong_20_Emphasis">Detección de inconsistencias básicas</text:span> (agrega inteligencia + valor práctico).</text:p>
        </text:list-item>
        <text:list-item>
          <text:p text:style-name="P12"><text:span text:style-name="Strong_20_Emphasis">Comparación con sitios modelo</text:span> (hace más digerible y comparativa la seguridad).</text:p>
        </text:list-item>
        <text:list-item>
          <text:p text:style-name="P12"><text:span text:style-name="Strong_20_Emphasis">Botón exportar a JSON o CSV</text:span> (permite compartir/reportar).</text:p>
        </text:list-item>
        <text:list-item>
          <text:p text:style-name="P12"><text:span text:style-name="Strong_20_Emphasis">Login + dashboard privado</text:span> (permite retención y mejoras premium).</text:p>
        </text:list-item>
        <text:list-item>
          <text:p text:style-name="P12"><text:span text:style-name="Strong_20_Emphasis">Extensión del navegador</text:span> (acceso instantáneo desde context menu).</text:p>
        </text:list-item>
      </text:list>
      <text:p text:style-name="Text_20_body">Con eso solo, <text:span text:style-name="Strong_20_Emphasis">ya superas securityheaders.com</text:span> y te posicionas como producto innovador.</text:p>
      <text:p text:style-name="Horizontal_20_Line"/>
      <text:h text:style-name="Heading_20_2" text:outline-level="2">🎯 Features futuras (fase post-lanzamiento)</text:h>
      <text:p text:style-name="Text_20_body">Estas van para crecimiento orgánico o versión premium:</text:p>
      <text:list text:style-name="L9">
        <text:list-item>
          <text:p text:style-name="P13">⚙️ <text:span text:style-name="Strong_20_Emphasis">Historial de análisis</text:span></text:p>
        </text:list-item>
        <text:list-item>
          <text:p text:style-name="P13">⭐ <text:span text:style-name="Strong_20_Emphasis">Sitios favoritos con alerta de cambios</text:span></text:p>
        </text:list-item>
        <text:list-item>
          <text:p text:style-name="P13">📊 <text:span text:style-name="Strong_20_Emphasis">Comparación entre sitios personalizados</text:span></text:p>
        </text:list-item>
        <text:list-item>
          <text:p text:style-name="P13">🤖 <text:span text:style-name="Strong_20_Emphasis">Mini análisis con IA (GPT-3.5 o GPT-4o)</text:span></text:p>
        </text:list-item>
        <text:list-item>
          <text:p text:style-name="P13">🧠 <text:span text:style-name="Strong_20_Emphasis">Sugerencias avanzadas basadas en fingerprint de infraestructura (ej: Cloudflare, Nginx, servicios)</text:span></text:p>
        </text:list-item>
        <text:list-item>
          <text:p text:style-name="P13">🔍 <text:span text:style-name="Strong_20_Emphasis">Shodan integration para IP/puertos abiertos</text:span></text:p>
        </text:list-item>
        <text:list-item>
          <text:p text:style-name="P13">📎 <text:span text:style-name="Strong_20_Emphasis">Exportar PDF tipo informe técnico</text:span></text:p>
        </text:list-item>
        <text:list-item>
          <text:p text:style-name="P13">📬 <text:span text:style-name="Strong_20_Emphasis">Alertas por mail o webhook</text:span></text:p>
        </text:list-item>
        <text:list-item>
          <text:p text:style-name="P13">💼 <text:span text:style-name="Strong_20_Emphasis">Modo auditoría para empresas / pentesters</text:span></text:p>
        </text:list-item>
        <text:list-item>
          <text:p text:style-name="P13"><text:span text:style-name="Strong_20_Emphasis">Crawleo recursivo </text:span><text:span text:style-name="Strong_20_Emphasis"><text:span text:style-name="T1">de rutas</text:span></text:span><text:span text:style-name="Strong_20_Emphasis"> hasta cierta profundidad</text:span></text:p>
        </text:list-item>
      </text:list>
      <text:p text:style-name="Horizontal_20_Line"/>
      <text:h text:style-name="Heading_20_2" text:outline-level="2">⏱️ Timeline sugerido (1 mes realista)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Semana</text:p>
            </table:table-cell>
            <table:table-cell table:style-name="Tabla3.A1" office:value-type="string">
              <text:p text:style-name="Table_20_Heading">Objetivo principal</text:p>
            </table:table-cell>
          </table:table-row>
        </table:table-header-rows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Subrutas + Inconsistencias básicas (backend)</text:p>
          </table:table-cell>
        </table:table-row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Comparación con sitios modelo + exportación JSON/CSV</text:p>
          </table:table-cell>
        </table:table-row>
        <text:soft-page-break/>
        <table:table-row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Frontend completo: público + login + dashboard</text:p>
          </table:table-cell>
        </table:table-row>
        <table:table-row>
          <table:table-cell table:style-name="Tabla3.A1" office:value-type="string">
            <text:p text:style-name="Table_20_Contents">4</text:p>
          </table:table-cell>
          <table:table-cell table:style-name="Tabla3.A1" office:value-type="string">
            <text:p text:style-name="Table_20_Contents">Extensión navegador + pulido final + landing page</text:p>
          </table:table-cell>
        </table:table-row>
      </table:table>
      <text:p text:style-name="Text_20_body"><text:span text:style-name="Emphasis">(Todo mientras vas haciendo commits claros para mostrar avance técnico real en tu portafolio.)</text:span></text:p>
      <text:p text:style-name="Horizontal_20_Line"/>
      <text:h text:style-name="Heading_20_2" text:outline-level="2">🔥 Conclusión</text:h>
      <text:p text:style-name="Text_20_body">Lo que has planeado es <text:span text:style-name="Strong_20_Emphasis">ambicioso pero alcanzable</text:span>.<text:line-break/>Estás equilibrando bien:</text:p>
      <text:list text:style-name="L10">
        <text:list-item>
          <text:p text:style-name="P14">🚀 Valor inmediato (diferenciador al lanzar)</text:p>
        </text:list-item>
        <text:list-item>
          <text:p text:style-name="P14">🧱 Infraestructura sólida (dashboard y login desde ya)</text:p>
        </text:list-item>
        <text:list-item>
          <text:p text:style-name="P14">🌱 Potencial de crecimiento (IA, alertas, Shodan, etc.)</text:p>
        </text:list-item>
      </text:list>
      <text:p text:style-name="Text_20_body">Y además lo estás haciendo sobre una base de conocimiento real, con código limpio, modular y extensible.</text:p>
      <text:p text:style-name="Text_20_body">Mañana partimos con frontend, ¿cierto? ¿Quieres que prepare la estructura base para que uses React + Tailwind + llamadas a tu API?</text:p>
      <text:p text:style-name="P15">Preguntar a ChatGP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6:39:27.906045627</meta:creation-date>
    <dc:date>2025-07-27T23:12:39.025541057</dc:date>
    <meta:editing-duration>PT9H13M54S</meta:editing-duration>
    <meta:editing-cycles>2</meta:editing-cycles>
    <meta:generator>LibreOffice/24.8.6.2$Linux_X86_64 LibreOffice_project/480$Build-2</meta:generator>
    <meta:document-statistic meta:table-count="3" meta:image-count="0" meta:object-count="0" meta:page-count="6" meta:paragraph-count="148" meta:word-count="1020" meta:character-count="6739" meta:non-whitespace-character-count="5915"/>
  </office:meta>
</office:document-meta>
</file>